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5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7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9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0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1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2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5" style:family="text">
      <style:text-properties officeooo:rsid="001ce55d"/>
    </style:style>
    <style:style style:name="T6" style:family="text">
      <style:text-properties officeooo:rsid="0022a86b"/>
    </style:style>
    <style:style style:name="T7" style:family="text">
      <style:text-properties officeooo:rsid="002527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31">федеральное государственное автономное образовательное учреждение высшего образования</text:p>
      <text:p text:style-name="P30">«САНКТ-ПЕТЕРБУРГСКИЙ ГОСУДАРСТВЕННЫЙ УНИВЕРСИТЕТ </text:p>
      <text:p text:style-name="P30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27">ОТЧЁТ</text:p>
      <text:p text:style-name="P28">ЗАЩИЩЁН С ОЦЕНКОЙ</text:p>
      <text:p text:style-name="P29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Путилова <text:span text:style-name="T6">Н</text:span>. <text:span text:style-name="T6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5"/>
      <text:p text:style-name="P17">Отчёт по лабораторной работе №<text:span text:style-name="T7">6</text:span></text:p>
      <text:p text:style-name="P16"/>
      <text:p text:style-name="P18"/>
      <text:p text:style-name="P15">по курсу: Проектирование баз данных</text:p>
      <text:p text:style-name="P15"/>
      <text:p text:style-name="P19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2"/>
      <text:p text:style-name="P22"/>
      <text:p text:style-name="P24"/>
      <text:p text:style-name="P24"/>
      <text:p text:style-name="P24"/>
      <text:p text:style-name="P24"/>
      <text:p text:style-name="P26"/>
      <text:p text:style-name="P26"/>
      <text:p text:style-name="P20">Санкт-Петербург </text:p>
      <text:p text:style-name="P21">202<text:span text:style-name="T5">1</text:span></text:p>
      <text:p text:style-name="P23"><text:soft-page-break/><text:span text:style-name="T2">Цель работы</text:span><text:span text:style-name="T3">:</text:span><text:span text:style-name="T4"> </text:span>создать в БД хранимые процедуры, реализующие: </text:p>
      <text:p text:style-name="P23">— вставку с пополнением справочников (получаем ссылку на внешний ключ по значению данных из родительской таблицы, если данных нет- добавляем в родительскую, затем вставляем в дочернюю); </text:p>
      <text:p text:style-name="P23">— удаление с очисткой справочников – удаление данных из родительской таблицы, если после удаления данных из дочерней у строки родительской больше нет зависимых (удаляется информация о студенте, если в его группе нет больше студентов, запись удаляется из таблицы с перечнем групп); </text:p>
      <text:p text:style-name="P23">— каскадное удаление (удаление всех зависимых данных); </text:p>
      <text:p text:style-name="P23">— вычисление и возврат значения агрегатной функции (т.к. агрегатная функция дает единственный результат) ( задача- вернуть данные из процедуры/функции); </text:p>
      <text:p text:style-name="P23">— формирование статистики во временной таблице. (задача- работа с временными таблицами 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1-21T22:31:14.245000000</dc:date>
    <meta:editing-cycles>28</meta:editing-cycles>
    <meta:editing-duration>PT4H44M28S</meta:editing-duration>
    <meta:generator>LibreOffice/7.1.6.2$Windows_X86_64 LibreOffice_project/0e133318fcee89abacd6a7d077e292f1145735c3</meta:generator>
    <meta:document-statistic meta:table-count="2" meta:image-count="0" meta:object-count="0" meta:page-count="2" meta:paragraph-count="29" meta:word-count="175" meta:character-count="1396" meta:non-whitespace-character-count="12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